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paragraph-rsid="0015ce2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paragraph-rsid="0016484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paragraph-rsid="0017b08d"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paragraph-rsid="0019840c"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paragraph-rsid="0019caa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paragraph-rsid="001adf1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paragraph-rsid="001cd4d5"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paragraph-rsid="001ce7a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paragraph-rsid="001ec29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paragraph-rsid="00202ce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paragraph-rsid="002237e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paragraph-rsid="0023870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paragraph-rsid="00241da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paragraph-rsid="001ce7a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officeooo:rsid="0015ce2c"/>
    </style:style>
    <style:style style:name="T3" style:family="text">
      <style:text-properties officeooo:rsid="0016484a"/>
    </style:style>
    <style:style style:name="T4" style:family="text">
      <style:text-properties officeooo:rsid="0016d306"/>
    </style:style>
    <style:style style:name="T5" style:family="text">
      <style:text-properties officeooo:rsid="0017b08d"/>
    </style:style>
    <style:style style:name="T6" style:family="text">
      <style:text-properties officeooo:rsid="0019840c"/>
    </style:style>
    <style:style style:name="T7" style:family="text">
      <style:text-properties officeooo:rsid="0019caa3"/>
    </style:style>
    <style:style style:name="T8" style:family="text">
      <style:text-properties officeooo:rsid="001adf16"/>
    </style:style>
    <style:style style:name="T9" style:family="text">
      <style:text-properties officeooo:rsid="001cd4d5"/>
    </style:style>
    <style:style style:name="T10" style:family="text">
      <style:text-properties officeooo:rsid="001ce7ae"/>
    </style:style>
    <style:style style:name="T11" style:family="text">
      <style:text-properties officeooo:rsid="001ec29d"/>
    </style:style>
    <style:style style:name="T12" style:family="text">
      <style:text-properties officeooo:rsid="00202ce7"/>
    </style:style>
    <style:style style:name="T13" style:family="text">
      <style:text-properties officeooo:rsid="002237e9"/>
    </style:style>
    <style:style style:name="T14" style:family="text">
      <style:text-properties officeooo:rsid="0023870c"/>
    </style:style>
    <style:style style:name="T15" style:family="text">
      <style:text-properties officeooo:rsid="00241dab"/>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5.602cm" svg:y="23.421cm" svg:width="3.401cm" style:rel-width="20%" svg:height="3.856cm" style:rel-height="15%" draw:z-index="0">
        <draw:image xlink:href="http://www.cap-sciences.net/upload/LogoUniversiteBX1.jpg" xlink:type="simple" xlink:show="embed" xlink:actuate="onLoad"/>
      </draw:frame>
      <text:p text:style-name="Standard">Guillaume Desbieys</text:p>
      <text:p text:style-name="Standard">Hubert Mondon</text:p>
      <text:p text:style-name="Standard">IN6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Informatique Théorique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
      <text:p text:style-name="P3">2012/2013</text:p>
      <text:p text:style-name="P2"><text:soft-page-break/></text:p>
      <text:p text:style-name="P3">Dans ce rapport nous allons présenter le fonctionnement des fonctions que nous avons du implémenter ainsi que les choix qui ont été faits concernant certaines d'entre elles.</text:p>
      <text:p text:style-name="P3">Dans chacune des parties de ce rapport nous allons présenter une fonction.</text:p>
      <text:p text:style-name="P3"/>
      <text:p text:style-name="P3"/>
      <text:p text:style-name="P22">1. Compléter</text:p>
      <text:p text:style-name="P3"/>
      <text:p text:style-name="P3">Pour cette fonction nous renumérotons l'ensemble des états pour que les noms des états soient des numéros. De plus cela nous permet de pouvoir donner facilement un nom à notre état puits. Le nom du puits est nommé en fonction du numéro d'état maximal auquel on ajoute 1. Cela permet d'éviter des conflits dans le cas où le nom de notre puits serait le même qu'un état déjà présent dans l'automate.</text:p>
      <text:p text:style-name="P3">Nous avons aussi un booléen `isComplet` nous permettant de ne créer le puits que si c'est nécessaire. Au départ il est à `true` et dès que l'on a besoin d'ajouter une transition d'un état vers le puits, nous le passons à `false` et à ce moment là nous créons le puits.</text:p>
      <text:p text:style-name="P3"/>
      <text:p text:style-name="P22">2. Union</text:p>
      <text:p text:style-name="P3"/>
      <text:p text:style-name="P3">Nous créons tout d'abord un automate vide (sans état, ni transition), nous nous basons sur le fait que <text:s text:c="2"/>le caractère représentant une epsilon transition est le même dans les deux automates.</text:p>
      <text:p text:style-name="P3">Pour ajouter les états dans le nouvel automate nous faisons une double boucle pour parcourir à la fois les états de A1 et les états de A2 et on obtient les nouveaux états en faisant le produit cartésien des états de A1 avec ceux de A2.</text:p>
      <text:p text:style-name="P3">Les automates en entrée doivent être déterministes, par conséquent le nouvel état initial est le couple (état initial de A1;état initial de A2).</text:p>
      <text:p text:style-name="P3">Ensuite pour ajouter les transitions on parcourt l'alphabet et on regarde pour chaque état de A1 et de A2 les états accessibles qui sont identiques pour le même caractère. Si c'est le cas on peut ajouter la transition.</text:p>
      <text:p text:style-name="P3"/>
      <text:p text:style-name="P22">3. Intersection</text:p>
      <text:p text:style-name="P3"/>
      <text:p text:style-name="P3">Cette méthode est identique à la fonction de l'union au niveau du principe. La seule différence réside dans la boucle permettant d'ajouter les états de A1 et de A2 dans le nouvel automate. Si l'état x de A1 est final et que y de A2 l'est aussi, alors le nouvel état xy sera final dans notre nouvel automate.</text:p>
      <text:p text:style-name="P3"/>
      <text:p text:style-name="P22">4. Miroir</text:p>
      <text:p text:style-name="P3"/>
      <text:p text:style-name="P3">Pour créer l'automate miroir de celui passé en entrée, nous créons tout simplement un nouvel automate ayant comme états initiaux les états finaux de l'automate d'entrée, comme états finaux les initiaux et des transitions inversées (par exemple si l'automate avait une transition (1, 'a', 2), le miroir aura une transition (2, 'a', 1))</text:p>
      <text:p text:style-name="P3"/>
      <text:p text:style-name="P22">5. Déterminisation</text:p>
      <text:p text:style-name="P22"/>
      <text:p text:style-name="P3">Pour déterminiser un automate, on commence par construire une classe contenant l'ensemble des états initiaux, puis on construit d'autres classes contenant l'ensemble des états atteignables depuis cette classe pour chaque lettre de l'alphabet et ainsi de suite jusqu'à avoir construit toutes les classes et les transitions.</text:p>
      <text:p text:style-name="P3"/>
      <text:p text:style-name="P3"/>
      <text:p text:style-name="P22"><text:soft-page-break/>6. Complément</text:p>
      <text:p text:style-name="P3"/>
      <text:p text:style-name="P3">Pour construire un automate reconnaissant le complément du langage reconnu par l'automate passé en paramètre, il suffit de changer les états finaux pour qu'ils soient ceux qui ne l'étaient pas dans l'automate de départ.</text:p>
      <text:p text:style-name="P3"/>
      <text:p text:style-name="P22">7. Minimiser</text:p>
      <text:p text:style-name="P3"/>
      <text:p text:style-name="P3">Pour minimiser un automate, nous appliquons l'algorithme de Moore :</text:p>
      <text:p text:style-name="P3">Nous allons construire un automate ayant des classes pour états.</text:p>
      <text:p text:style-name="P3">Pour commencer nous séparons les états en 2 classes : les états finaux et les non-finaux.</text:p>
      <text:p text:style-name="P3">Pour chaque classe nous vérifions ensuite que pour chaque lettre de l'alphabet, tous les états de la classe mênent à un état de la même classe (qui peut bien entendu être différente de la classe de d'origine) jusqu'à ce que toutes les classes soient bien construites. On construit ensuite l'automate avec comme etats initiaux les classes contenant un initial, comme états finaux les classes contenant des états finaux, et comme transitions les transitions entre les classes.</text:p>
      <text:p text:style-name="P3">On utilise pour s'aider une sous-fonction classeDe(<text:span text:style-name="T1">state</text:span>) qui renvoie la classe contenant l'état <text:span text:style-name="T1">state.</text:span></text:p>
      <text:p text:style-name="P5"/>
      <text:p text:style-name="P20">8. Expression_vers_automate</text:p>
      <text:p text:style-name="P4"/>
      <text:p text:style-name="P4">Cette fonction construit l'automate reconnaissant un langage donné sous forme de liste en utilisant l'algorithme de Thompson.</text:p>
      <text:p text:style-name="P4"/>
      <text:p text:style-name="P7"><text:span text:style-name="T2">Pour cela nous avons implémenté 4 fonctions issues de l'algorithme de Thompson à savoir : une fonction pour faire l'union de deux automates, une fonction pour faire le produit de deux automates, une fonction pour faire l'étoile d'un automate et enfin une fonction qui créer un automate à partir d'un caractère.</text:span></text:p>
      <text:p text:style-name="P7"><text:span text:style-name="T2"/></text:p>
      <text:p text:style-name="P8"><text:span text:style-name="T3">Dans les fonctions produit et union nous avons au début fait une renumérotation des états de A1. En ce qui concerne la renumérotation des états de A2 nous avons fait une renumérotation en ajoutant à chaque fois la valeur maximale (les noms des états étant des entiers) de A1. Cette renumérotation de A2 est importante car si on fait une simple renumérotation on aurait un état 1 dans A1 et un état 1 dans A2. Pour éviter les conflits nous avons décider de décaler la numérotation des états de A2.</text:span></text:p>
      <text:p text:style-name="P8"><text:span text:style-name="T3"/></text:p>
      <text:p text:style-name="P9"><text:span text:style-name="T5">Ensuite nous avons procédé au développement de la fonction principale qui sera chargée d’appeler les bonnes fonctions suivant l'expression. Notre fonction `expression_vers_automate` est une fonction récursive qui prend en paramètre l'expression rationnelle qui doit être convertie en automate.</text:span></text:p>
      <text:p text:style-name="P9"><text:span text:style-name="T5"/></text:p>
      <text:p text:style-name="P21"><text:span text:style-name="T10">8.1 Fonction principale</text:span></text:p>
      <text:p text:style-name="P9"><text:span text:style-name="T5"/></text:p>
      <text:p text:style-name="P10"><text:span text:style-name="T6">Étant donné que cette expression est sous forme de liste nous la parcourons avec une boucle. On a choisis la structure suivante pour lire une expression rationnelle.</text:span></text:p>
      <text:p text:style-name="P10"><text:span text:style-name="T6">Nos expressions sont sous la forme : ['+', ['a', 'b']] c'est à dire un opérateur suivit d'une liste contenant les éléments sur lesquels il doit agir.</text:span></text:p>
      <text:p text:style-name="P10"><text:span text:style-name="T6"/></text:p>
      <text:p text:style-name="P21"><text:span text:style-name="T10">8.1.1 L'étoile</text:span></text:p>
      <text:p text:style-name="P11"><text:span text:style-name="T7">La fonction `expression_vers_automate` lis donc la liste via une boucle <text:s/>si le premier élément est « * » alors la fonction s'appelle récursivement sur le reste de l'expression et stocke l'automate dans une variable. Cet automate est ensuite envoyé à la fonction « thompson_etoile » et est retourné.</text:span></text:p>
      <text:p text:style-name="P11"><text:span text:style-name="T7"/></text:p>
      <text:p text:style-name="P11"><text:span text:style-name="T7"/></text:p>
      <text:p text:style-name="P21"><text:soft-page-break/><text:span text:style-name="T10">8.1.2 L'union</text:span></text:p>
      <text:p text:style-name="P11"><text:span text:style-name="T7">Si le premier élément est un « + », il va falloir appeler la fonction thompson_union pour unir les automates deux à deux. On génère le premier automate grâce au premier élément de la liste sur laquelle doit s'appliquer l'union. Ensuite on parcours le reste de cette liste et à chaque fois on appelle thompson_union en lui passant en paramètre l'automate précédent et l'automate courant.</text:span></text:p>
      <text:p text:style-name="P12"><text:span text:style-name="T8"/></text:p>
      <text:p text:style-name="P12"><text:span text:style-name="T8">Par exemple nous avons la liste ['+', ['a', 'b', 'c']] : </text:span></text:p>
      <text:p text:style-name="P12"><text:span text:style-name="T8">On récupère le premier élément qui est 'a' on appelle la fonction `expression_vers_automate` avec cet élément qui va nous retourner l'automate lisant le caractère 'a'.</text:span></text:p>
      <text:p text:style-name="P12"><text:span text:style-name="T8">Ensuite on parcours le reste de la liste en commençant à l'indice 1, on doit donc parcourir ['b', 'c'].</text:span></text:p>
      <text:p text:style-name="P12"><text:span text:style-name="T8">A ce moment la la variable `aut` contient l'automate reconnaissant 'a'.</text:span></text:p>
      <text:p text:style-name="P12"><text:span text:style-name="T8">On lis un 'b', on construit l'automate reconnaissant ce caractère et on met l'automate dans la variable `p_aut`.</text:span></text:p>
      <text:p text:style-name="P12"><text:span text:style-name="T8">Ensuite on appelle la fonction `thompson_union` en passant les automates `aut` et `p_aut`, l'automate unis nous sera retourné et stocké dans la variable `aut`.</text:span></text:p>
      <text:p text:style-name="P13"><text:span text:style-name="T9">Maintenant on lis `c`, le processus est le même que quand on lis le `b`.</text:span></text:p>
      <text:p text:style-name="P13"><text:span text:style-name="T9"/></text:p>
      <text:p text:style-name="P21"><text:span text:style-name="T10">8.1.3 Le produit</text:span></text:p>
      <text:p text:style-name="P14"><text:span text:style-name="T10"/></text:p>
      <text:p text:style-name="P14"><text:span text:style-name="T10">Quand le premier élément est un « . » on doit appliquer la fonction `thompson_produit`, ici le fonctionnement est identique à la partie 8.1.2.</text:span></text:p>
      <text:p text:style-name="P14"><text:span text:style-name="T10"/></text:p>
      <text:p text:style-name="P21"><text:span text:style-name="T10">8.1.4 Un caractère</text:span></text:p>
      <text:p text:style-name="P14"><text:span text:style-name="T10"/></text:p>
      <text:p text:style-name="P14"><text:span text:style-name="T10">Si l'élément que nous lisons est un caractère alors nous appelons la fonction `thompson_char` pour nous permettre d'obtenir un automate.</text:span></text:p>
      <text:p text:style-name="P14"><text:span text:style-name="T10"/></text:p>
      <text:p text:style-name="P15"><text:span text:style-name="T11">C'est branche est un peu la partie terminale de la récursivité car tant que l'on a des listes à lire la fonction va s’appeler récursivement. On n'aura un début d'automate qui se génère qu'a partir du moment où l'on a à lire un caractère.</text:span></text:p>
      <text:p text:style-name="P4"/>
      <text:p text:style-name="P20">9. Conversion d'une expression en liste python</text:p>
      <text:p text:style-name="P4"/>
      <text:p text:style-name="P4">Convertit l'expression en forme préfixée en liste py<text:span text:style-name="T4">th</text:span>on.</text:p>
      <text:p text:style-name="P4">Notre premier choix était de réaliser cette fonction en python mais le choix de bison était plus approprié.</text:p>
      <text:p text:style-name="P16"><text:span text:style-name="T12">Nous avons donc finit par réaliser ce programme en Flex, Bison et C.</text:span></text:p>
      <text:p text:style-name="P16"><text:span text:style-name="T12"/></text:p>
      <text:p text:style-name="P16"><text:span text:style-name="T12">Le programme flex nous permet de spécifier quels caractères doivent être envoyé au programme Bison. Nous avons donc les caractères alphabétiques, « + », « * » et les parenthèses.</text:span></text:p>
      <text:p text:style-name="P16"><text:span text:style-name="T12"/></text:p>
      <text:p text:style-name="P17"><text:span text:style-name="T13">Nous avons choisis la grammaire suivante : </text:span></text:p>
      <text:p text:style-name="P19"><text:span text:style-name="T15">L : S</text:span></text:p>
      <text:p text:style-name="P17"><text:span text:style-name="T13">S : LETTRE</text:span></text:p>
      <text:p text:style-name="P17"><text:span text:style-name="T13">S : S S%prec CONCAT (cette ligne nous permet de gérer la concaténation en évitant des conflits d'empilement/réduction).</text:span></text:p>
      <text:p text:style-name="P18"><text:span text:style-name="T14">S : S '+' S</text:span></text:p>
      <text:p text:style-name="P18"><text:span text:style-name="T14">S : '(' S ')'</text:span></text:p>
      <text:p text:style-name="P18"><text:span text:style-name="T14">S : S '*'</text:span></text:p>
      <text:p text:style-name="P18"><text:span text:style-name="T14"/></text:p>
      <text:p text:style-name="P19"><text:span text:style-name="T15">Via les règles S nous générons le code et le stockons dans `$$` pour faire remonter le code généré.</text:span></text:p>
      <text:p text:style-name="P19"><text:span text:style-name="T15">Ce code sera affiché dans la règle 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meta:initial-creator>
    <meta:creation-date>2013-03-27T15:15:05</meta:creation-date>
    <dc:date>2013-03-28T17:06:19</dc:date>
    <meta:editing-duration>PT2H32M40S</meta:editing-duration>
    <meta:editing-cycles>39</meta:editing-cycles>
    <meta:generator>LibreOffice/3.6$Linux_x86 LibreOffice_project/360m1$Build-2</meta:generator>
    <dc:creator>guillaume </dc:creator>
    <meta:document-statistic meta:table-count="0" meta:image-count="1" meta:object-count="0" meta:page-count="4" meta:paragraph-count="67" meta:word-count="1376" meta:character-count="8232" meta:non-whitespace-character-count="6918"/>
  </office:meta>
</office:document-meta>
</file>